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ff5254" loext:opacity="100%" style:font-name="Calibri" fo:font-size="12pt" fo:language="es" fo:country="ES" fo:font-style="normal" style:text-underline-style="none" officeooo:rsid="001e2e5f" officeooo:paragraph-rsid="001e2e5f" fo:background-color="transparent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6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aacaa" style:font-size-asian="10pt" style:font-size-complex="10pt"/>
    </style:style>
    <style:style style:name="P7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2aacaa" style:font-size-asian="10pt" style:font-size-complex="10pt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20b36f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ffff00" style:font-size-asian="10pt" style:font-size-complex="10pt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loext:opacity="100%" style:font-name="Calibri" fo:font-size="10pt" fo:language="es" fo:country="ES" officeooo:rsid="001ad87e" officeooo:paragraph-rsid="001e2e5f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0pt" fo:language="es" fo:country="ES" officeooo:rsid="001b9de4" officeooo:paragraph-rsid="001e2e5f" style:font-size-asian="10pt" style:font-size-complex="10pt"/>
    </style:style>
    <style:style style:name="P17" style:family="paragraph" style:parent-style-name="Standard">
      <style:text-properties fo:color="#000000" loext:opacity="100%" style:font-name="Calibri" fo:font-size="10pt" fo:language="es" fo:country="ES" officeooo:rsid="001b9de4" officeooo:paragraph-rsid="00387d8f" style:font-size-asian="10pt" style:font-size-complex="10pt"/>
    </style:style>
    <style:style style:name="P18" style:family="paragraph" style:parent-style-name="Standard">
      <style:text-properties fo:color="#000000" loext:opacity="100%" style:font-name="Calibri" fo:font-size="10pt" fo:language="es" fo:country="ES" officeooo:rsid="0024c018" officeooo:paragraph-rsid="0024c018" style:font-size-asian="10pt" style:font-size-complex="10pt"/>
    </style:style>
    <style:style style:name="P19" style:family="paragraph" style:parent-style-name="Standard">
      <style:text-properties fo:color="#000000" loext:opacity="100%" style:font-name="Calibri" fo:font-size="10pt" fo:language="es" fo:country="ES" officeooo:rsid="0027727d" officeooo:paragraph-rsid="0027727d" style:font-size-asian="10pt" style:font-size-complex="10pt"/>
    </style:style>
    <style:style style:name="P20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transparent"/>
    </style:style>
    <style:style style:name="P21" style:family="paragraph" style:parent-style-name="Standard">
      <style:text-properties fo:color="#000000" loext:opacity="100%" style:font-name="Calibri" fo:font-size="10pt" fo:language="es" fo:country="ES" officeooo:rsid="001b9de4" officeooo:paragraph-rsid="0020b36f" fo:background-color="transparent"/>
    </style:style>
    <style:style style:name="P22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312469" fo:background-color="#dee6ef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31ff23" fo:background-color="#dee6e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#dee6ef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#dee6ef" style:font-size-asian="10pt" style:font-size-complex="10pt"/>
    </style:style>
    <style:style style:name="P26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28" style:family="paragraph" style:parent-style-name="Standard">
      <style:text-properties style:use-window-font-color="true" loext:opacity="0%" style:font-name="Calibri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29" style:family="paragraph" style:parent-style-name="Standard">
      <loext:graphic-properties draw:fill="solid" draw:fill-color="#ff5254" draw:opacity="100%"/>
      <style:paragraph-properties fo:line-height="150%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30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1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2" style:family="paragraph" style:parent-style-name="Standard" style:list-style-name="L2">
      <style:text-properties officeooo:paragraph-rsid="0031ff23"/>
    </style:style>
    <style:style style:name="P33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34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35" style:family="paragraph" style:parent-style-name="Table_20_Contents">
      <style:text-properties style:font-name="Calibri" fo:language="es" fo:country="ES" officeooo:rsid="00442a90" officeooo:paragraph-rsid="00442a90"/>
    </style:style>
    <style:style style:name="P3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#dee6e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8e9a"/>
    </style:style>
    <style:style style:name="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2e5f" style:font-weight-asian="bold" style:font-weight-complex="bold"/>
    </style:style>
    <style:style style:name="T8" style:family="text">
      <style:text-properties fo:font-weight="bold" officeooo:rsid="0024c018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2e5f"/>
    </style:style>
    <style:style style:name="T11" style:family="text">
      <style:text-properties style:text-underline-style="solid" style:text-underline-width="auto" style:text-underline-color="font-color" officeooo:rsid="0024c018"/>
    </style:style>
    <style:style style:name="T12" style:family="text">
      <style:text-properties officeooo:rsid="001b9de4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ccad3"/>
    </style:style>
    <style:style style:name="T15" style:family="text">
      <style:text-properties style:text-underline-style="none" fo:font-weight="bold" officeooo:rsid="0024c018" style:font-weight-asian="bold" style:font-weight-complex="bold"/>
    </style:style>
    <style:style style:name="T16" style:family="text">
      <style:text-properties style:text-underline-style="none" officeooo:rsid="001d72db"/>
    </style:style>
    <style:style style:name="T17" style:family="text">
      <style:text-properties style:text-underline-style="none" officeooo:rsid="001e2e5f"/>
    </style:style>
    <style:style style:name="T18" style:family="text">
      <style:text-properties style:text-underline-style="none" officeooo:rsid="001e2e5f" style:font-size-asian="10pt" style:font-size-complex="10pt"/>
    </style:style>
    <style:style style:name="T19" style:family="text">
      <style:text-properties style:text-underline-style="none" officeooo:rsid="001ccad3" style:font-size-asian="10pt" style:font-size-complex="10pt"/>
    </style:style>
    <style:style style:name="T20" style:family="text">
      <style:text-properties style:text-underline-style="none" officeooo:rsid="0024c018"/>
    </style:style>
    <style:style style:name="T21" style:family="text">
      <style:text-properties style:text-underline-style="none" fo:background-color="transparent" loext:char-shading-value="0"/>
    </style:style>
    <style:style style:name="T22" style:family="text">
      <style:text-properties style:text-underline-style="none" officeooo:rsid="0027727d"/>
    </style:style>
    <style:style style:name="T23" style:family="text">
      <style:text-properties style:text-underline-style="none" officeooo:rsid="003670ee"/>
    </style:style>
    <style:style style:name="T24" style:family="text">
      <style:text-properties style:text-underline-style="none" officeooo:rsid="00426aa5"/>
    </style:style>
    <style:style style:name="T25" style:family="text">
      <style:text-properties style:text-underline-style="none" fo:font-weight="normal" officeooo:rsid="00426aa5" style:font-weight-asian="normal" style:font-weight-complex="normal"/>
    </style:style>
    <style:style style:name="T26" style:family="text">
      <style:text-properties style:text-underline-style="none" fo:font-weight="normal" officeooo:rsid="001e2e5f" style:font-weight-asian="normal" style:font-weight-complex="normal"/>
    </style:style>
    <style:style style:name="T27" style:family="text">
      <style:text-properties style:text-underline-style="none" fo:font-weight="normal" officeooo:rsid="0024c018" style:font-weight-asian="normal" style:font-weight-complex="normal"/>
    </style:style>
    <style:style style:name="T28" style:family="text">
      <style:text-properties officeooo:rsid="001e2e5f"/>
    </style:style>
    <style:style style:name="T29" style:family="text">
      <style:text-properties style:use-window-font-color="true" loext:opacity="0%" fo:background-color="#ffff00" loext:char-shading-value="0"/>
    </style:style>
    <style:style style:name="T30" style:family="text">
      <style:text-properties style:use-window-font-color="true" loext:opacity="0%" officeooo:rsid="002e11d9" fo:background-color="#ffff00" loext:char-shading-value="0"/>
    </style:style>
    <style:style style:name="T31" style:family="text">
      <style:text-properties officeooo:rsid="0024c018"/>
    </style:style>
    <style:style style:name="T32" style:family="text">
      <style:text-properties officeooo:rsid="0025d8e0"/>
    </style:style>
    <style:style style:name="T33" style:family="text">
      <style:text-properties officeooo:rsid="002c9391"/>
    </style:style>
    <style:style style:name="T34" style:family="text">
      <style:text-properties officeooo:rsid="0031ff23"/>
    </style:style>
    <style:style style:name="T35" style:family="text">
      <style:text-properties fo:color="#000000" loext:opacity="100%" style:font-name="Calibri" fo:font-size="12pt" fo:language="es" fo:country="ES" style:text-underline-style="none" fo:font-weight="normal" officeooo:rsid="002aacaa" fo:background-color="#dee6ef" loext:char-shading-value="0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Calibri" fo:font-size="12pt" fo:language="es" fo:country="ES" style:text-underline-style="none" fo:font-weight="normal" officeooo:rsid="002c9391" fo:background-color="#dee6ef" loext:char-shading-value="0" style:font-size-asian="10pt" style:font-weight-asian="normal" style:font-size-complex="10pt" style:font-weight-complex="normal"/>
    </style:style>
    <style:style style:name="T37" style:family="text">
      <style:text-properties style:font-name="Calibri1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alibri1" fo:font-style="normal" fo:font-weight="normal" officeooo:rsid="0040ed84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officeooo:rsid="0040ed84"/>
    </style:style>
    <style:style style:name="T40" style:family="text">
      <style:text-properties style:text-underline-style="long-dash" style:text-underline-width="auto" style:text-underline-color="font-color" officeooo:rsid="001e2e5f"/>
    </style:style>
    <style:style style:name="T41" style:family="text">
      <style:text-properties style:text-underline-style="long-dash" style:text-underline-width="auto" style:text-underline-color="font-color" officeooo:rsid="0024c0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2" text:name="Tema"/>
      </text:user-field-decls>
      <text:p text:style-name="P29"><text:span text:style-name="T29">[</text:span><text:span text:style-name="T30">5</text:span><text:span text:style-name="T29"> puntos]</text:span> EJERCICIO 1: MODELADO LÓGICO RELACIONAL</text:p>
      <text:list xml:id="list4134073788" text:style-name="L1">
        <text:list-header>
          <text:p text:style-name="P36">Realiza el paso a tablas <text:span text:style-name="T28">en</text:span> tercera forma normal (3FN).</text:p>
        </text:list-header>
      </text:list>
      <text:p text:style-name="P3">Te mostramos un ejemplo de <text:span text:style-name="T31">notación de </text:span>modelado lógico <text:span text:style-name="T31">que deberás cambiar por </text:span><text:span text:style-name="T32">la</text:span><text:span text:style-name="T31"> de tu diagrama E-R</text:span>:</text:p>
      <text:p text:style-name="P10"/>
      <text:p text:style-name="P15"><text:span text:style-name="T7">T</text:span><text:span text:style-name="T8">ABLA1 </text:span>(<text:span text:style-name="T10">ID</text:span><text:span text:style-name="T11">T1</text:span><text:span text:style-name="T12">, </text:span><text:span text:style-name="T28">nombre</text:span>)</text:p>
      <text:p text:style-name="P16">CP: <text:span text:style-name="T28">ID</text:span><text:span text:style-name="T31">T1</text:span></text:p>
      <text:p text:style-name="P11"/>
      <text:p text:style-name="P16"><text:span text:style-name="T8">TABLA2 </text:span>(<text:span text:style-name="T9">ID</text:span><text:span text:style-name="T11">T2</text:span><text:span text:style-name="T13">, </text:span><text:span text:style-name="T17">nombre, </text:span><text:span text:style-name="T40">ID</text:span><text:span text:style-name="T41">T1</text:span><text:span text:style-name="T13">)</text:span></text:p>
      <text:p text:style-name="P5">CP: ID<text:span text:style-name="T31">T2</text:span></text:p>
      <text:p text:style-name="P16"><text:span text:style-name="T13">CAj: </text:span><text:span text:style-name="T17">ID</text:span><text:span text:style-name="T20">T1</text:span><text:span text:style-name="T13"> → </text:span><text:span text:style-name="T26">T</text:span><text:span text:style-name="T27">ABLA1</text:span><text:span text:style-name="T15"> </text:span><text:span text:style-name="T25">{</text:span><text:span text:style-name="T17">ID</text:span><text:span text:style-name="T20">T1</text:span><text:span text:style-name="T24">}</text:span></text:p>
      <text:p text:style-name="P16"><text:span text:style-name="T16">VNN</text:span><text:span text:style-name="T13">: </text:span><text:span text:style-name="T17">ID</text:span><text:span text:style-name="T23">T1</text:span></text:p>
      <text:p text:style-name="P11"/>
      <text:p text:style-name="P16"><text:span text:style-name="T6">Restricciones</text:span>:</text:p>
      <text:p text:style-name="P20"><text:span text:style-name="T18">(</text:span><text:span text:style-name="T19">1</text:span><text:span text:style-name="T18">) ATT derivado → </text:span></text:p>
      <text:p text:style-name="P16"><text:span text:style-name="T14">(2) </text:span><text:span text:style-name="T17">Pérdida semántica →</text:span></text:p>
      <text:p text:style-name="P18"><text:span text:style-name="T14">(</text:span><text:span text:style-name="T13">3) E</text:span><text:span text:style-name="T21">tc.</text:span></text:p>
      <text:p text:style-name="P12"/>
      <text:p text:style-name="P12"/>
      <text:p text:style-name="P31"/>
      <text:p text:style-name="P30"><text:span text:style-name="T29">[2 puntos]</text:span> EJERCICIO 2: MODELADO FÍSICO DDL (CREACIÓN DE METADATOS)</text:p>
      <text:list xml:id="list84340841257229" text:continue-numbering="true" text:style-name="L1">
        <text:list-header>
          <text:p text:style-name="P37">Indica las sentencias necesarias para incorporar las tablas del ejercicio anterior en MySQL. <text:span text:style-name="T39">Recuerda tener</text:span> cuidado con el orden de las instrucciones.</text:p>
        </text:list-header>
      </text:list>
      <text:p text:style-name="P5"/>
      <text:p text:style-name="P16"><text:span text:style-name="T13">CREATE TABLE </text:span><text:span text:style-name="T17">T</text:span><text:span text:style-name="T22">ABLA1 </text:span><text:span text:style-name="T13">(</text:span></text:p>
      <text:p text:style-name="P5">…</text:p>
      <text:p text:style-name="P5">…</text:p>
      <text:p text:style-name="P5">);</text:p>
      <text:p text:style-name="P5"/>
      <text:p text:style-name="P16"><text:span text:style-name="T13">CREATE TABLE </text:span><text:span text:style-name="T22">TABLA2 </text:span><text:span text:style-name="T13">(</text:span></text:p>
      <text:p text:style-name="P5">…</text:p>
      <text:p text:style-name="P5">…</text:p>
      <text:p text:style-name="P5">);</text:p>
      <text:p text:style-name="P13"/>
      <text:p text:style-name="P13"/>
      <text:p text:style-name="P17"><text:span text:style-name="T6">Restricciones</text:span>:</text:p>
      <text:p text:style-name="P21"><text:span text:style-name="T18">(</text:span><text:span text:style-name="T19">1</text:span><text:span text:style-name="T18">) </text:span></text:p>
      <text:p text:style-name="P9">(2)</text:p>
      <text:p text:style-name="P19"><text:span text:style-name="T14">(</text:span><text:span text:style-name="T13">3) etc.</text:span></text:p>
      <text:p text:style-name="P26"/>
      <text:p text:style-name="P13"/>
      <text:p text:style-name="P13"/>
      <text:p text:style-name="P13"/>
      <text:p text:style-name="P13"/>
      <text:p text:style-name="P13"/>
      <text:p text:style-name="P13"/>
      <text:p text:style-name="P30"><text:span text:style-name="T29">[</text:span><text:span text:style-name="T30">1</text:span><text:span text:style-name="T29"> punto]</text:span> EJERCICIO 3: MODELADO FÍSICO DDL (MODIFICACIÓN DE METADATOS)</text:p>
      <text:p text:style-name="P24">Indica las sentencias necesarias para realizar estas modificaciones en MySQL. <text:span text:style-name="T38">Recuerda tener</text:span><text:span text:style-name="T37"> cuidado con el orden de las instrucciones.</text:span></text:p>
      <text:p text:style-name="P27"/>
      <text:p text:style-name="P27"/>
      <text:list xml:id="list732149715" text:style-name="L2">
        <text:list-item>
          <text:p text:style-name="P32"><text:span text:style-name="T35">Operación 1 </text:span><text:span text:style-name="T36">(copiar enunciado)</text:span></text:p>
        </text:list-item>
      </text:list>
      <text:p text:style-name="P5"/>
      <text:p text:style-name="P7">// Explicación de la solución</text:p>
      <text:p text:style-name="P7">SENTENCIA 1;</text:p>
      <text:p text:style-name="P7">SENTENCIA 2;</text:p>
      <text:p text:style-name="P5">…</text:p>
      <text:p text:style-name="P7">SENTENCIA N;</text:p>
      <text:p text:style-name="P5"/>
      <text:p text:style-name="P5"/>
      <text:list xml:id="list769548106" text:style-name="L3">
        <text:list-item>
          <text:p text:style-name="P33">Operación <text:span text:style-name="T34">2</text:span> <text:span text:style-name="T33">(copiar enunciado)</text:span></text:p>
        </text:list-item>
      </text:list>
      <text:p text:style-name="P7"/>
      <text:p text:style-name="P7">// Explicación de la solución</text:p>
      <text:p text:style-name="P7">SENTENCIA 1;</text:p>
      <text:p text:style-name="P7">SENTENCIA 2;</text:p>
      <text:p text:style-name="P5">…</text:p>
      <text:p text:style-name="P7">SENTENCIA N</text:p>
      <text:p text:style-name="P7"/>
      <text:p text:style-name="P13"/>
      <text:p text:style-name="P13"/>
      <text:p text:style-name="P13"/>
      <text:p text:style-name="P22">[…] etc.</text:p>
      <text:p text:style-name="P13"/>
      <text:p text:style-name="P13"/>
      <text:p text:style-name="P13"/>
      <text:p text:style-name="P30"><text:span text:style-name="T29">[2 puntos]</text:span> EJERCICIO 4: MODELADO FÍSICO DML (MANIPULACIÓN DE DATOS)</text:p>
      <text:p text:style-name="P25">Indica las sentencias necesarias para realizar estas modificaciones en MySQL. <text:span text:style-name="T38">Recuerda tener</text:span><text:span text:style-name="T37"> cuidado con el orden de las instrucciones.</text:span></text:p>
      <text:p text:style-name="P28"/>
      <text:p text:style-name="P28"/>
      <text:list xml:id="list2550056739" text:style-name="L4">
        <text:list-item>
          <text:p text:style-name="P34">Operación 1 <text:span text:style-name="T33">(copiar enunciado)</text:span></text:p>
        </text:list-item>
      </text:list>
      <text:p text:style-name="P5"/>
      <text:p text:style-name="P7">// Explicación de la solución</text:p>
      <text:p text:style-name="P7">SENTENCIA 1;</text:p>
      <text:p text:style-name="P7">SENTENCIA 2;</text:p>
      <text:p text:style-name="P13">…</text:p>
      <text:p text:style-name="P13"/>
      <text:p text:style-name="P13"/>
      <text:list xml:id="list84342261372335" text:continue-numbering="true" text:style-name="L4">
        <text:list-item>
          <text:p text:style-name="P34">Operación <text:span text:style-name="T34">2</text:span> <text:span text:style-name="T33">(copiar enunciado)</text:span></text:p>
        </text:list-item>
      </text:list>
      <text:p text:style-name="P6"/>
      <text:p text:style-name="P8">// Explicación de la solución</text:p>
      <text:p text:style-name="P8">SENTENCIA 1;</text:p>
      <text:p text:style-name="P8">SENTENCIA 2;</text:p>
      <text:p text:style-name="P14">…</text:p>
      <text:p text:style-name="P13"/>
      <text:p text:style-name="P13"/>
      <text:p text:style-name="P13"/>
      <text:p text:style-name="P23">[…] etc.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text-properties style:font-name="Calibri" fo:language="es" fo:country="ES" officeooo:rsid="00442a90" officeooo:paragraph-rsid="00442a90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p text:style-name="MP3">APELLIDOS, NOMBRE / COGNOMS, NOM</text:p>
            </table:table-cell>
          </table:table-row>
          <table:table-row table:style-name="Tabla2.1">
            <table:table-cell table:style-name="Tabla2.A1" office:value-type="string">
              <text:p text:style-name="MP4">Sanchis Martínez, Roldán</text:p>
            </table:table-cell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2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 2</text:user-field-get></text:span><text:span text:style-name="MT4"><text:tab/></text:span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32:38.798000000</meta:creation-date>
    <dc:date>2023-12-01T08:43:40.038000000</dc:date>
    <meta:editing-duration>PT1H40M13S</meta:editing-duration>
    <meta:editing-cycles>36</meta:editing-cycles>
    <meta:generator>LibreOffice/7.2.2.2$Windows_X86_64 LibreOffice_project/02b2acce88a210515b4a5bb2e46cbfb63fe97d56</meta:generator>
    <meta:document-statistic meta:table-count="1" meta:image-count="0" meta:object-count="0" meta:page-count="4" meta:paragraph-count="59" meta:word-count="269" meta:character-count="1645" meta:non-whitespace-character-count="1402"/>
  </office:meta>
</office:document-meta>
</file>